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pitch="variable"/>
    <style:font-face style:name="Nimbus Sans L1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  <style:paragraph-properties style:writing-mode="lr-tb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/>
      <style:paragraph-properties style:writing-mode="lr-tb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.812cm" fo:min-width="0.5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 style:writing-mode="lr-tb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 style:writing-mode="lr-tb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1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2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1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2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j</text:span></text:p>
          </draw:text-box>
        </draw:frame>
        <draw:custom-shape draw:style-name="gr9" draw:text-style-name="P7" draw:layer="layout" svg:width="1.5cm" svg:height="1.5cm" svg:x="17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pitch="variable"/>
    <style:font-face style:name="Nimbus Sans L1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1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07-11-28T13:51:55</meta:creation-date>
    <dc:date>2023-07-25T13:04:20.447680509</dc:date>
    <meta:editing-cycles>30</meta:editing-cycles>
    <meta:editing-duration>PT1H23M33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